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47.47mm"/>
    </style:style>
    <style:style style:name="co3" style:family="table-column">
      <style:table-column-properties fo:break-before="auto" style:column-width="36.85mm"/>
    </style:style>
    <style:style style:name="co4" style:family="table-column">
      <style:table-column-properties fo:break-before="auto" style:column-width="167.57mm"/>
    </style:style>
    <style:style style:name="co5" style:family="table-column">
      <style:table-column-properties fo:break-before="auto" style:column-width="63.54mm"/>
    </style:style>
    <style:style style:name="co6" style:family="table-column">
      <style:table-column-properties fo:break-before="auto" style:column-width="36.57mm"/>
    </style:style>
    <style:style style:name="co7" style:family="table-column">
      <style:table-column-properties fo:break-before="auto" style:column-width="42.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grid_search_results_gridsearch_NOBoW_NoDimReduction_splitbyTotalPri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1">
          <table:table-cell/>
          <table:table-cell office:value-type="string" calcext:value-type="string">
            <text:p>clusterer__algorithm_to_use</text:p>
          </table:table-cell>
          <table:table-cell office:value-type="string" calcext:value-type="string">
            <text:p>clusterer__n_clusters</text:p>
          </table:table-cell>
          <table:table-cell office:value-type="string" calcext:value-type="string">
            <text:p>features_selector__features_toselect</text:p>
          </table:table-cell>
          <table:table-cell office:value-type="string" calcext:value-type="string">
            <text:p>minmaxscaler_final__features_toscale</text:p>
          </table:table-cell>
          <table:table-cell office:value-type="string" calcext:value-type="string">
            <text:p>mean_test_score</text:p>
          </table:table-cell>
          <table:table-cell office:value-type="string" calcext:value-type="string">
            <text:p>std_test_score</text:p>
          </table:table-cell>
          <table:table-cell office:value-type="string" calcext:value-type="string">
            <text:p>mean_fit_time</text:p>
          </table:table-cell>
          <table:table-cell office:value-type="string" calcext:value-type="string">
            <text:p>mean_score_tim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BoughtTopValueProduct', 'HasEverCancelled']</text:p>
          </table:table-cell>
          <table:table-cell office:value-type="string" calcext:value-type="string">
            <text:p>ALL_FEATU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934540271759" calcext:value-type="float">
            <text:p>2,4934540271759</text:p>
          </table:table-cell>
          <table:table-cell office:value-type="float" office:value="1.71107273101807" calcext:value-type="float">
            <text:p>1,711072731018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HasEverCancelled']</text:p>
          </table:table-cell>
          <table:table-cell office:value-type="string" calcext:value-type="string">
            <text:p>ALL_FEATU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78018503189087" calcext:value-type="float">
            <text:p>2,78018503189087</text:p>
          </table:table-cell>
          <table:table-cell office:value-type="float" office:value="1.64753608703613" calcext:value-type="float">
            <text:p>1,647536087036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BoughtTopValueProduct']</text:p>
          </table:table-cell>
          <table:table-cell office:value-type="string" calcext:value-type="string">
            <text:p>ALL_FEATU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4844012260437" calcext:value-type="float">
            <text:p>2,44844012260437</text:p>
          </table:table-cell>
          <table:table-cell office:value-type="float" office:value="1.42412362098694" calcext:value-type="float">
            <text:p>1,424123620986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'BoughtTopValueProduct', 'HasEverCancelled']</text:p>
          </table:table-cell>
          <table:table-cell office:value-type="string" calcext:value-type="string">
            <text:p>ALL_FEATU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340967178345" calcext:value-type="float">
            <text:p>2,20340967178345</text:p>
          </table:table-cell>
          <table:table-cell office:value-type="float" office:value="1.40889000892639" calcext:value-type="float">
            <text:p>1,408890008926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'HasEverCancelled']</text:p>
          </table:table-cell>
          <table:table-cell office:value-type="string" calcext:value-type="string">
            <text:p>ALL_FEATU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36990737915" calcext:value-type="float">
            <text:p>2,2436990737915</text:p>
          </table:table-cell>
          <table:table-cell office:value-type="float" office:value="1.50790104866028" calcext:value-type="float">
            <text:p>1,507901048660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'BoughtTopValueProduct']</text:p>
          </table:table-cell>
          <table:table-cell office:value-type="string" calcext:value-type="string">
            <text:p>ALL_FEATU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024152755737" calcext:value-type="float">
            <text:p>2,19024152755737</text:p>
          </table:table-cell>
          <table:table-cell office:value-type="float" office:value="1.4053747177124" calcext:value-type="float">
            <text:p>1,40537471771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'RfmScore']</text:p>
          </table:table-cell>
          <table:table-cell office:value-type="string" calcext:value-type="string">
            <text:p>ALL_FEATU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639128684998" calcext:value-type="float">
            <text:p>2,20639128684998</text:p>
          </table:table-cell>
          <table:table-cell office:value-type="float" office:value="1.29166221618652" calcext:value-type="float">
            <text:p>1,291662216186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'BoughtTopValueProduct', 'HasEverCancelled']</text:p>
          </table:table-cell>
          <table:table-cell office:value-type="string" calcext:value-type="string">
            <text:p>ALL_FEATU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514637947082" calcext:value-type="float">
            <text:p>2,18514637947082</text:p>
          </table:table-cell>
          <table:table-cell office:value-type="float" office:value="1.46427264213562" calcext:value-type="float">
            <text:p>1,464272642135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'HasEverCancelled']</text:p>
          </table:table-cell>
          <table:table-cell office:value-type="string" calcext:value-type="string">
            <text:p>ALL_FEATU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84953212738" calcext:value-type="float">
            <text:p>2,2684953212738</text:p>
          </table:table-cell>
          <table:table-cell office:value-type="float" office:value="1.42066073417664" calcext:value-type="float">
            <text:p>1,420660734176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'BoughtTopValueProduct']</text:p>
          </table:table-cell>
          <table:table-cell office:value-type="string" calcext:value-type="string">
            <text:p>ALL_FEATU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335118293762" calcext:value-type="float">
            <text:p>2,28335118293762</text:p>
          </table:table-cell>
          <table:table-cell office:value-type="float" office:value="1.50902056694031" calcext:value-type="float">
            <text:p>1,509020566940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RfmScore']</text:p>
          </table:table-cell>
          <table:table-cell office:value-type="string" calcext:value-type="string">
            <text:p>ALL_FEATU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349280357361" calcext:value-type="float">
            <text:p>2,28349280357361</text:p>
          </table:table-cell>
          <table:table-cell office:value-type="float" office:value="1.28605623245239" calcext:value-type="float">
            <text:p>1,2860562324523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BoughtTopValueProduct', 'HasEverCancelled']</text:p>
          </table:table-cell>
          <table:table-cell office:value-type="string" calcext:value-type="string">
            <text:p>ALL_FEATU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543213844299" calcext:value-type="float">
            <text:p>2,19543213844299</text:p>
          </table:table-cell>
          <table:table-cell office:value-type="float" office:value="1.46978554725647" calcext:value-type="float">
            <text:p>1,4697855472564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HasEverCancelled']</text:p>
          </table:table-cell>
          <table:table-cell office:value-type="string" calcext:value-type="string">
            <text:p>ALL_FEATU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512636184692" calcext:value-type="float">
            <text:p>2,17512636184692</text:p>
          </table:table-cell>
          <table:table-cell office:value-type="float" office:value="1.38693056106567" calcext:value-type="float">
            <text:p>1,386930561065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BoughtTopValueProduct']</text:p>
          </table:table-cell>
          <table:table-cell office:value-type="string" calcext:value-type="string">
            <text:p>ALL_FEATU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275336265564" calcext:value-type="float">
            <text:p>2,19275336265564</text:p>
          </table:table-cell>
          <table:table-cell office:value-type="float" office:value="1.4661563873291" calcext:value-type="float">
            <text:p>1,466156387329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BoughtTopValueProduct', 'HasEverCancelled']</text:p>
          </table:table-cell>
          <table:table-cell office:value-type="string" calcext:value-type="string">
            <text:p>ALL_FEATU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5377850532532" calcext:value-type="float">
            <text:p>1,95377850532532</text:p>
          </table:table-cell>
          <table:table-cell office:value-type="float" office:value="1.34829692840576" calcext:value-type="float">
            <text:p>1,348296928405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HasEverCancelled']</text:p>
          </table:table-cell>
          <table:table-cell office:value-type="string" calcext:value-type="string">
            <text:p>ALL_FEATU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06015791893005" calcext:value-type="float">
            <text:p>2,06015791893005</text:p>
          </table:table-cell>
          <table:table-cell office:value-type="float" office:value="1.48363809585571" calcext:value-type="float">
            <text:p>1,4836380958557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BoughtTopValueProduct']</text:p>
          </table:table-cell>
          <table:table-cell office:value-type="string" calcext:value-type="string">
            <text:p>ALL_FEATU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02029056549072" calcext:value-type="float">
            <text:p>2,02029056549072</text:p>
          </table:table-cell>
          <table:table-cell office:value-type="float" office:value="1.43579344749451" calcext:value-type="float">
            <text:p>1,4357934474945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'BoughtTopValueProduct', 'HasEverCancelled']</text:p>
          </table:table-cell>
          <table:table-cell office:value-type="string" calcext:value-type="string">
            <text:p>ALL_FEATU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984093666077" calcext:value-type="float">
            <text:p>2,18984093666077</text:p>
          </table:table-cell>
          <table:table-cell office:value-type="float" office:value="1.64611525535584" calcext:value-type="float">
            <text:p>1,646115255355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'HasEverCancelled']</text:p>
          </table:table-cell>
          <table:table-cell office:value-type="string" calcext:value-type="string">
            <text:p>ALL_FEATU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058602809906" calcext:value-type="float">
            <text:p>2,1058602809906</text:p>
          </table:table-cell>
          <table:table-cell office:value-type="float" office:value="1.38477368354797" calcext:value-type="float">
            <text:p>1,3847736835479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'BoughtTopValueProduct']</text:p>
          </table:table-cell>
          <table:table-cell office:value-type="string" calcext:value-type="string">
            <text:p>ALL_FEATU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9160895347595" calcext:value-type="float">
            <text:p>1,99160895347595</text:p>
          </table:table-cell>
          <table:table-cell office:value-type="float" office:value="1.33834986686707" calcext:value-type="float">
            <text:p>1,3383498668670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'RfmScore']</text:p>
          </table:table-cell>
          <table:table-cell office:value-type="string" calcext:value-type="string">
            <text:p>ALL_FEATU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06378030776978" calcext:value-type="float">
            <text:p>2,06378030776978</text:p>
          </table:table-cell>
          <table:table-cell office:value-type="float" office:value="1.4090754032135" calcext:value-type="float">
            <text:p>1,409075403213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'BoughtTopValueProduct', 'HasEverCancelled']</text:p>
          </table:table-cell>
          <table:table-cell office:value-type="string" calcext:value-type="string">
            <text:p>ALL_FEATU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06530380249023" calcext:value-type="float">
            <text:p>2,06530380249023</text:p>
          </table:table-cell>
          <table:table-cell office:value-type="float" office:value="1.37892293930054" calcext:value-type="float">
            <text:p>1,3789229393005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'HasEverCancelled']</text:p>
          </table:table-cell>
          <table:table-cell office:value-type="string" calcext:value-type="string">
            <text:p>ALL_FEATU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334861755371" calcext:value-type="float">
            <text:p>2,17334861755371</text:p>
          </table:table-cell>
          <table:table-cell office:value-type="float" office:value="1.45600190162659" calcext:value-type="float">
            <text:p>1,4560019016265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'BoughtTopValueProduct']</text:p>
          </table:table-cell>
          <table:table-cell office:value-type="string" calcext:value-type="string">
            <text:p>ALL_FEATU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8332366943359" calcext:value-type="float">
            <text:p>2,38332366943359</text:p>
          </table:table-cell>
          <table:table-cell office:value-type="float" office:value="1.67281641960144" calcext:value-type="float">
            <text:p>1,6728164196014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RfmScore']</text:p>
          </table:table-cell>
          <table:table-cell office:value-type="string" calcext:value-type="string">
            <text:p>ALL_FEATU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825275421143" calcext:value-type="float">
            <text:p>2,26825275421143</text:p>
          </table:table-cell>
          <table:table-cell office:value-type="float" office:value="1.3923810005188" calcext:value-type="float">
            <text:p>1,392381000518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BoughtTopValueProduct', 'HasEverCancelled']</text:p>
          </table:table-cell>
          <table:table-cell office:value-type="string" calcext:value-type="string">
            <text:p>ALL_FEATU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2127752304077" calcext:value-type="float">
            <text:p>2,32127752304077</text:p>
          </table:table-cell>
          <table:table-cell office:value-type="float" office:value="1.45536642074585" calcext:value-type="float">
            <text:p>1,4553664207458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HasEverCancelled']</text:p>
          </table:table-cell>
          <table:table-cell office:value-type="string" calcext:value-type="string">
            <text:p>ALL_FEATU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577310562134" calcext:value-type="float">
            <text:p>2,26577310562134</text:p>
          </table:table-cell>
          <table:table-cell office:value-type="float" office:value="1.52200908660889" calcext:value-type="float">
            <text:p>1,5220090866088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BoughtTopValueProduct']</text:p>
          </table:table-cell>
          <table:table-cell office:value-type="string" calcext:value-type="string">
            <text:p>ALL_FEATU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5090537071228" calcext:value-type="float">
            <text:p>2,35090537071228</text:p>
          </table:table-cell>
          <table:table-cell office:value-type="float" office:value="1.4555832862854" calcext:value-type="float">
            <text:p>1,45558328628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BoughtTopValueProduct', 'HasEverCancelled', 'RfmScore']</text:p>
          </table:table-cell>
          <table:table-cell office:value-type="string" calcext:value-type="string">
            <text:p>ALL_FEATURES</text:p>
          </table:table-cell>
          <table:table-cell office:value-type="float" office:value="0.999950458261085" calcext:value-type="float">
            <text:p>0,999950458261085</text:p>
          </table:table-cell>
          <table:table-cell table:style-name="ce1" office:value-type="float" office:value="0.0000990834778300531" calcext:value-type="float">
            <text:p>9,91E-05</text:p>
          </table:table-cell>
          <table:table-cell office:value-type="float" office:value="2.19910988807678" calcext:value-type="float">
            <text:p>2,19910988807678</text:p>
          </table:table-cell>
          <table:table-cell office:value-type="float" office:value="1.40318689346313" calcext:value-type="float">
            <text:p>1,4031868934631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BoughtTopValueProduct', 'HasEverCancelled', 'RfmScore']</text:p>
          </table:table-cell>
          <table:table-cell office:value-type="string" calcext:value-type="string">
            <text:p>ALL_FEATURES</text:p>
          </table:table-cell>
          <table:table-cell office:value-type="float" office:value="0.999950458261085" calcext:value-type="float">
            <text:p>0,999950458261085</text:p>
          </table:table-cell>
          <table:table-cell table:style-name="ce1" office:value-type="float" office:value="0.0000990834778300531" calcext:value-type="float">
            <text:p>9,91E-05</text:p>
          </table:table-cell>
          <table:table-cell office:value-type="float" office:value="2.32779102325439" calcext:value-type="float">
            <text:p>2,32779102325439</text:p>
          </table:table-cell>
          <table:table-cell office:value-type="float" office:value="1.43035826683044" calcext:value-type="float">
            <text:p>1,4303582668304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BoughtTopValueProduct', 'HasEverCancelled', 'TotalPricePerMonth', 'TotalQuantityPerMonth']</text:p>
          </table:table-cell>
          <table:table-cell office:value-type="string" calcext:value-type="string">
            <text:p>ALL_FEATURES</text:p>
          </table:table-cell>
          <table:table-cell office:value-type="float" office:value="0.994716703762883" calcext:value-type="float">
            <text:p>0,994716703762883</text:p>
          </table:table-cell>
          <table:table-cell office:value-type="float" office:value="0.00180787452386415" calcext:value-type="float">
            <text:p>0,001807874523864</text:p>
          </table:table-cell>
          <table:table-cell office:value-type="float" office:value="1.97410221099854" calcext:value-type="float">
            <text:p>1,97410221099854</text:p>
          </table:table-cell>
          <table:table-cell office:value-type="float" office:value="1.40119028091431" calcext:value-type="float">
            <text:p>1,401190280914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BoughtTopValueProduct', 'HasEverCancelled', 'TotalPricePerMonth', 'TotalQuantityPerMonth']</text:p>
          </table:table-cell>
          <table:table-cell office:value-type="string" calcext:value-type="string">
            <text:p>ALL_FEATURES</text:p>
          </table:table-cell>
          <table:table-cell office:value-type="float" office:value="0.994713094947758" calcext:value-type="float">
            <text:p>0,994713094947758</text:p>
          </table:table-cell>
          <table:table-cell office:value-type="float" office:value="0.00181508346455517" calcext:value-type="float">
            <text:p>0,001815083464555</text:p>
          </table:table-cell>
          <table:table-cell office:value-type="float" office:value="2.54354929924011" calcext:value-type="float">
            <text:p>2,54354929924011</text:p>
          </table:table-cell>
          <table:table-cell office:value-type="float" office:value="1.48856339454651" calcext:value-type="float">
            <text:p>1,4885633945465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'BoughtTopValueProduct', 'HasEverCancelled', 'TotalPricePerMonth', 'TotalQuantityPerMonth']</text:p>
          </table:table-cell>
          <table:table-cell office:value-type="string" calcext:value-type="string">
            <text:p>ALL_FEATURES</text:p>
          </table:table-cell>
          <table:table-cell office:value-type="float" office:value="0.990219306964139" calcext:value-type="float">
            <text:p>0,990219306964139</text:p>
          </table:table-cell>
          <table:table-cell office:value-type="float" office:value="0.00279251128868589" calcext:value-type="float">
            <text:p>0,002792511288686</text:p>
          </table:table-cell>
          <table:table-cell office:value-type="float" office:value="2.0089038848877" calcext:value-type="float">
            <text:p>2,0089038848877</text:p>
          </table:table-cell>
          <table:table-cell office:value-type="float" office:value="1.40106930732727" calcext:value-type="float">
            <text:p>1,401069307327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'BoughtTopValueProduct', 'HasEverCancelled', 'TotalPricePerMonth', 'TotalQuantityPerMonth']</text:p>
          </table:table-cell>
          <table:table-cell office:value-type="string" calcext:value-type="string">
            <text:p>ALL_FEATURES</text:p>
          </table:table-cell>
          <table:table-cell office:value-type="float" office:value="0.989518950890854" calcext:value-type="float">
            <text:p>0,989518950890854</text:p>
          </table:table-cell>
          <table:table-cell office:value-type="float" office:value="0.00333967489555065" calcext:value-type="float">
            <text:p>0,003339674895551</text:p>
          </table:table-cell>
          <table:table-cell office:value-type="float" office:value="2.57794413566589" calcext:value-type="float">
            <text:p>2,57794413566589</text:p>
          </table:table-cell>
          <table:table-cell office:value-type="float" office:value="1.47383952140808" calcext:value-type="float">
            <text:p>1,473839521408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'RfmScore']</text:p>
          </table:table-cell>
          <table:table-cell office:value-type="string" calcext:value-type="string">
            <text:p>ALL_FEATURES</text:p>
          </table:table-cell>
          <table:table-cell office:value-type="float" office:value="0.891298226708843" calcext:value-type="float">
            <text:p>0,891298226708843</text:p>
          </table:table-cell>
          <table:table-cell office:value-type="float" office:value="0.00147834428152177" calcext:value-type="float">
            <text:p>0,001478344281522</text:p>
          </table:table-cell>
          <table:table-cell office:value-type="float" office:value="2.18401093482971" calcext:value-type="float">
            <text:p>2,18401093482971</text:p>
          </table:table-cell>
          <table:table-cell office:value-type="float" office:value="1.37984666824341" calcext:value-type="float">
            <text:p>1,3798466682434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'RfmScore']</text:p>
          </table:table-cell>
          <table:table-cell office:value-type="string" calcext:value-type="string">
            <text:p>ALL_FEATURES</text:p>
          </table:table-cell>
          <table:table-cell office:value-type="float" office:value="0.891298226708843" calcext:value-type="float">
            <text:p>0,891298226708843</text:p>
          </table:table-cell>
          <table:table-cell office:value-type="float" office:value="0.00147834428152177" calcext:value-type="float">
            <text:p>0,001478344281522</text:p>
          </table:table-cell>
          <table:table-cell office:value-type="float" office:value="2.04875016212463" calcext:value-type="float">
            <text:p>2,04875016212463</text:p>
          </table:table-cell>
          <table:table-cell office:value-type="float" office:value="1.33259282112122" calcext:value-type="float">
            <text:p>1,332592821121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'BoughtTopValueProduct', 'HasEverCancelled', 'TotalPricePerMonth', 'TotalQuantityPerMonth']</text:p>
          </table:table-cell>
          <table:table-cell office:value-type="string" calcext:value-type="string">
            <text:p>ALL_FEATURES</text:p>
          </table:table-cell>
          <table:table-cell office:value-type="float" office:value="0.871356896932986" calcext:value-type="float">
            <text:p>0,871356896932986</text:p>
          </table:table-cell>
          <table:table-cell office:value-type="float" office:value="0.0275149313793868" calcext:value-type="float">
            <text:p>0,027514931379387</text:p>
          </table:table-cell>
          <table:table-cell office:value-type="float" office:value="2.48356719017029" calcext:value-type="float">
            <text:p>2,48356719017029</text:p>
          </table:table-cell>
          <table:table-cell office:value-type="float" office:value="1.31503939628601" calcext:value-type="float">
            <text:p>1,3150393962860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'BoughtTopValueProduct', 'HasEverCancelled', 'TotalPricePerMonth', 'TotalQuantityPerMonth']</text:p>
          </table:table-cell>
          <table:table-cell office:value-type="string" calcext:value-type="string">
            <text:p>ALL_FEATURES</text:p>
          </table:table-cell>
          <table:table-cell office:value-type="float" office:value="0.864046103204264" calcext:value-type="float">
            <text:p>0,864046103204264</text:p>
          </table:table-cell>
          <table:table-cell office:value-type="float" office:value="0.0105795865047983" calcext:value-type="float">
            <text:p>0,010579586504798</text:p>
          </table:table-cell>
          <table:table-cell office:value-type="float" office:value="2.23332839012146" calcext:value-type="float">
            <text:p>2,23332839012146</text:p>
          </table:table-cell>
          <table:table-cell office:value-type="float" office:value="1.36949586868286" calcext:value-type="float">
            <text:p>1,3694958686828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'BoughtTopValueProduct', 'HasEverCancelled', 'RfmScore']</text:p>
          </table:table-cell>
          <table:table-cell office:value-type="string" calcext:value-type="string">
            <text:p>ALL_FEATURES</text:p>
          </table:table-cell>
          <table:table-cell office:value-type="float" office:value="0.716739405069394" calcext:value-type="float">
            <text:p>0,716739405069394</text:p>
          </table:table-cell>
          <table:table-cell office:value-type="float" office:value="0.0187803199465984" calcext:value-type="float">
            <text:p>0,018780319946598</text:p>
          </table:table-cell>
          <table:table-cell office:value-type="float" office:value="2.13177647590637" calcext:value-type="float">
            <text:p>2,13177647590637</text:p>
          </table:table-cell>
          <table:table-cell office:value-type="float" office:value="1.40433459281921" calcext:value-type="float">
            <text:p>1,404334592819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BoughtTopValueProduct', 'HasEverCancelled', 'RfmScore']</text:p>
          </table:table-cell>
          <table:table-cell office:value-type="string" calcext:value-type="string">
            <text:p>ALL_FEATURES</text:p>
          </table:table-cell>
          <table:table-cell office:value-type="float" office:value="0.700774467913124" calcext:value-type="float">
            <text:p>0,700774467913124</text:p>
          </table:table-cell>
          <table:table-cell office:value-type="float" office:value="0.00160224688659349" calcext:value-type="float">
            <text:p>0,001602246886594</text:p>
          </table:table-cell>
          <table:table-cell office:value-type="float" office:value="2.22382817268372" calcext:value-type="float">
            <text:p>2,22382817268372</text:p>
          </table:table-cell>
          <table:table-cell office:value-type="float" office:value="1.3367073059082" calcext:value-type="float">
            <text:p>1,33670730590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BoughtTopValueProduct', 'HasEverCancelled', 'RfmScore']</text:p>
          </table:table-cell>
          <table:table-cell office:value-type="string" calcext:value-type="string">
            <text:p>ALL_FEATURES</text:p>
          </table:table-cell>
          <table:table-cell office:value-type="float" office:value="0.700774467913124" calcext:value-type="float">
            <text:p>0,700774467913124</text:p>
          </table:table-cell>
          <table:table-cell office:value-type="float" office:value="0.00160224688659349" calcext:value-type="float">
            <text:p>0,001602246886594</text:p>
          </table:table-cell>
          <table:table-cell office:value-type="float" office:value="2.17922849655151" calcext:value-type="float">
            <text:p>2,17922849655151</text:p>
          </table:table-cell>
          <table:table-cell office:value-type="float" office:value="1.4938796043396" calcext:value-type="float">
            <text:p>1,49387960433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'BoughtTopValueProduct', 'HasEverCancelled', 'RfmScore']</text:p>
          </table:table-cell>
          <table:table-cell office:value-type="string" calcext:value-type="string">
            <text:p>ALL_FEATURES</text:p>
          </table:table-cell>
          <table:table-cell office:value-type="float" office:value="0.692503579428415" calcext:value-type="float">
            <text:p>0,692503579428415</text:p>
          </table:table-cell>
          <table:table-cell office:value-type="float" office:value="0.00607279528969823" calcext:value-type="float">
            <text:p>0,006072795289698</text:p>
          </table:table-cell>
          <table:table-cell office:value-type="float" office:value="2.32315406799316" calcext:value-type="float">
            <text:p>2,32315406799316</text:p>
          </table:table-cell>
          <table:table-cell office:value-type="float" office:value="1.3781455039978" calcext:value-type="float">
            <text:p>1,37814550399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BoughtTopValueProduct', 'HasEverCancelled', 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 office:value-type="float" office:value="0.662397037338001" calcext:value-type="float">
            <text:p>0,662397037338001</text:p>
          </table:table-cell>
          <table:table-cell office:value-type="float" office:value="0.00052598978842303" calcext:value-type="float">
            <text:p>0,000525989788423</text:p>
          </table:table-cell>
          <table:table-cell office:value-type="float" office:value="2.51579484939575" calcext:value-type="float">
            <text:p>2,51579484939575</text:p>
          </table:table-cell>
          <table:table-cell office:value-type="float" office:value="1.33256602287292" calcext:value-type="float">
            <text:p>1,3325660228729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BoughtTopValueProduct', 'HasEverCancelled', 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 office:value-type="float" office:value="0.662397037338001" calcext:value-type="float">
            <text:p>0,662397037338001</text:p>
          </table:table-cell>
          <table:table-cell office:value-type="float" office:value="0.00052598978842303" calcext:value-type="float">
            <text:p>0,000525989788423</text:p>
          </table:table-cell>
          <table:table-cell office:value-type="float" office:value="2.01026492118835" calcext:value-type="float">
            <text:p>2,01026492118835</text:p>
          </table:table-cell>
          <table:table-cell office:value-type="float" office:value="1.33085956573486" calcext:value-type="float">
            <text:p>1,3308595657348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'BoughtTopValueProduct', 'HasEverCancelled', 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 office:value-type="float" office:value="0.660466072817913" calcext:value-type="float">
            <text:p>0,660466072817913</text:p>
          </table:table-cell>
          <table:table-cell office:value-type="float" office:value="0.00447654089611548" calcext:value-type="float">
            <text:p>0,004476540896115</text:p>
          </table:table-cell>
          <table:table-cell office:value-type="float" office:value="2.10936942100525" calcext:value-type="float">
            <text:p>2,10936942100525</text:p>
          </table:table-cell>
          <table:table-cell office:value-type="float" office:value="1.32309756278992" calcext:value-type="float">
            <text:p>1,3230975627899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BoughtTopValueProduct', 'HasEverCancelled', 'TotalPricePerMonth', 'TotalQuantityPerMonth']</text:p>
          </table:table-cell>
          <table:table-cell office:value-type="string" calcext:value-type="string">
            <text:p>ALL_FEATURES</text:p>
          </table:table-cell>
          <table:table-cell office:value-type="float" office:value="0.64841308755407" calcext:value-type="float">
            <text:p>0,64841308755407</text:p>
          </table:table-cell>
          <table:table-cell office:value-type="float" office:value="0.011177178683851" calcext:value-type="float">
            <text:p>0,011177178683851</text:p>
          </table:table-cell>
          <table:table-cell office:value-type="float" office:value="2.40831170082092" calcext:value-type="float">
            <text:p>2,40831170082092</text:p>
          </table:table-cell>
          <table:table-cell office:value-type="float" office:value="1.59001746177673" calcext:value-type="float">
            <text:p>1,590017461776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'BoughtTopValueProduct', 'HasEverCancelled', 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 office:value-type="float" office:value="0.638566734215345" calcext:value-type="float">
            <text:p>0,638566734215345</text:p>
          </table:table-cell>
          <table:table-cell office:value-type="float" office:value="0.0107018223541575" calcext:value-type="float">
            <text:p>0,010701822354158</text:p>
          </table:table-cell>
          <table:table-cell office:value-type="float" office:value="2.46694202423096" calcext:value-type="float">
            <text:p>2,46694202423096</text:p>
          </table:table-cell>
          <table:table-cell office:value-type="float" office:value="1.45184450149536" calcext:value-type="float">
            <text:p>1,451844501495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RfmScore']</text:p>
          </table:table-cell>
          <table:table-cell office:value-type="string" calcext:value-type="string">
            <text:p>ALL_FEATURES</text:p>
          </table:table-cell>
          <table:table-cell office:value-type="float" office:value="0.637196835520759" calcext:value-type="float">
            <text:p>0,637196835520759</text:p>
          </table:table-cell>
          <table:table-cell office:value-type="float" office:value="0.00290264370513227" calcext:value-type="float">
            <text:p>0,002902643705132</text:p>
          </table:table-cell>
          <table:table-cell office:value-type="float" office:value="2.28938994407654" calcext:value-type="float">
            <text:p>2,28938994407654</text:p>
          </table:table-cell>
          <table:table-cell office:value-type="float" office:value="1.35914463996887" calcext:value-type="float">
            <text:p>1,3591446399688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'BoughtTopValueProduct', 'HasEverCancelled', 'RfmScore']</text:p>
          </table:table-cell>
          <table:table-cell office:value-type="string" calcext:value-type="string">
            <text:p>ALL_FEATURES</text:p>
          </table:table-cell>
          <table:table-cell office:value-type="float" office:value="0.633204102104285" calcext:value-type="float">
            <text:p>0,633204102104285</text:p>
          </table:table-cell>
          <table:table-cell office:value-type="float" office:value="0.00115503006576488" calcext:value-type="float">
            <text:p>0,001155030065765</text:p>
          </table:table-cell>
          <table:table-cell office:value-type="float" office:value="2.01609468460083" calcext:value-type="float">
            <text:p>2,01609468460083</text:p>
          </table:table-cell>
          <table:table-cell office:value-type="float" office:value="1.41474385261536" calcext:value-type="float">
            <text:p>1,414743852615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RfmScore']</text:p>
          </table:table-cell>
          <table:table-cell office:value-type="string" calcext:value-type="string">
            <text:p>ALL_FEATURES</text:p>
          </table:table-cell>
          <table:table-cell office:value-type="float" office:value="0.632591597893915" calcext:value-type="float">
            <text:p>0,632591597893915</text:p>
          </table:table-cell>
          <table:table-cell office:value-type="float" office:value="0.00144461705695503" calcext:value-type="float">
            <text:p>0,001444617056955</text:p>
          </table:table-cell>
          <table:table-cell office:value-type="float" office:value="2.0690544128418" calcext:value-type="float">
            <text:p>2,0690544128418</text:p>
          </table:table-cell>
          <table:table-cell office:value-type="float" office:value="1.49307470321655" calcext:value-type="float">
            <text:p>1,4930747032165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BoughtTopValueProduct', 'HasEverCancelled', 'TotalPricePerMonth', 'TotalQuantityPerMonth']</text:p>
          </table:table-cell>
          <table:table-cell office:value-type="string" calcext:value-type="string">
            <text:p>ALL_FEATURES</text:p>
          </table:table-cell>
          <table:table-cell office:value-type="float" office:value="0.630696559001605" calcext:value-type="float">
            <text:p>0,630696559001605</text:p>
          </table:table-cell>
          <table:table-cell office:value-type="float" office:value="0.0256537511362733" calcext:value-type="float">
            <text:p>0,025653751136273</text:p>
          </table:table-cell>
          <table:table-cell office:value-type="float" office:value="2.52478470802307" calcext:value-type="float">
            <text:p>2,52478470802307</text:p>
          </table:table-cell>
          <table:table-cell office:value-type="float" office:value="1.36736087799072" calcext:value-type="float">
            <text:p>1,3673608779907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 office:value-type="float" office:value="0.624695207005473" calcext:value-type="float">
            <text:p>0,624695207005473</text:p>
          </table:table-cell>
          <table:table-cell office:value-type="float" office:value="0.00587354117415915" calcext:value-type="float">
            <text:p>0,005873541174159</text:p>
          </table:table-cell>
          <table:table-cell office:value-type="float" office:value="2.03507294654846" calcext:value-type="float">
            <text:p>2,03507294654846</text:p>
          </table:table-cell>
          <table:table-cell office:value-type="float" office:value="1.37032403945923" calcext:value-type="float">
            <text:p>1,370324039459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'BoughtTopValueProduct', 'HasEverCancelled', 'RfmScore']</text:p>
          </table:table-cell>
          <table:table-cell office:value-type="string" calcext:value-type="string">
            <text:p>ALL_FEATURES</text:p>
          </table:table-cell>
          <table:table-cell office:value-type="float" office:value="0.612811799835775" calcext:value-type="float">
            <text:p>0,612811799835775</text:p>
          </table:table-cell>
          <table:table-cell office:value-type="float" office:value="0.00527688128677801" calcext:value-type="float">
            <text:p>0,005276881286778</text:p>
          </table:table-cell>
          <table:table-cell office:value-type="float" office:value="2.25792326927185" calcext:value-type="float">
            <text:p>2,25792326927185</text:p>
          </table:table-cell>
          <table:table-cell office:value-type="float" office:value="1.37943196296692" calcext:value-type="float">
            <text:p>1,3794319629669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 office:value-type="float" office:value="0.606779619595018" calcext:value-type="float">
            <text:p>0,606779619595018</text:p>
          </table:table-cell>
          <table:table-cell office:value-type="float" office:value="0.00388029932343396" calcext:value-type="float">
            <text:p>0,003880299323434</text:p>
          </table:table-cell>
          <table:table-cell office:value-type="float" office:value="2.14169950485229" calcext:value-type="float">
            <text:p>2,14169950485229</text:p>
          </table:table-cell>
          <table:table-cell office:value-type="float" office:value="1.45255641937256" calcext:value-type="float">
            <text:p>1,4525564193725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'BoughtTopValueProduct', 'HasEverCancelled', 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 office:value-type="float" office:value="0.602430112389454" calcext:value-type="float">
            <text:p>0,602430112389454</text:p>
          </table:table-cell>
          <table:table-cell office:value-type="float" office:value="0.00485114299202232" calcext:value-type="float">
            <text:p>0,004851142992022</text:p>
          </table:table-cell>
          <table:table-cell office:value-type="float" office:value="2.1919264793396" calcext:value-type="float">
            <text:p>2,1919264793396</text:p>
          </table:table-cell>
          <table:table-cell office:value-type="float" office:value="1.41046872138977" calcext:value-type="float">
            <text:p>1,4104687213897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BoughtTopValueProduct', 'HasEverCancelled', 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 office:value-type="float" office:value="0.601372705991133" calcext:value-type="float">
            <text:p>0,601372705991133</text:p>
          </table:table-cell>
          <table:table-cell office:value-type="float" office:value="0.00549722115135425" calcext:value-type="float">
            <text:p>0,005497221151354</text:p>
          </table:table-cell>
          <table:table-cell office:value-type="float" office:value="2.4791491985321" calcext:value-type="float">
            <text:p>2,4791491985321</text:p>
          </table:table-cell>
          <table:table-cell office:value-type="float" office:value="1.31415123939514" calcext:value-type="float">
            <text:p>1,314151239395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BoughtTopValueProduct', 'HasEverCancelled', 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 office:value-type="float" office:value="0.594911132977414" calcext:value-type="float">
            <text:p>0,594911132977414</text:p>
          </table:table-cell>
          <table:table-cell office:value-type="float" office:value="0.00667285546581423" calcext:value-type="float">
            <text:p>0,006672855465814</text:p>
          </table:table-cell>
          <table:table-cell office:value-type="float" office:value="2.48058495521545" calcext:value-type="float">
            <text:p>2,48058495521545</text:p>
          </table:table-cell>
          <table:table-cell office:value-type="float" office:value="1.3088686466217" calcext:value-type="float">
            <text:p>1,30886864662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 office:value-type="float" office:value="0.594290327205604" calcext:value-type="float">
            <text:p>0,594290327205604</text:p>
          </table:table-cell>
          <table:table-cell office:value-type="float" office:value="0.00363179657625156" calcext:value-type="float">
            <text:p>0,003631796576252</text:p>
          </table:table-cell>
          <table:table-cell office:value-type="float" office:value="2.46035342216492" calcext:value-type="float">
            <text:p>2,46035342216492</text:p>
          </table:table-cell>
          <table:table-cell office:value-type="float" office:value="1.27486443519592" calcext:value-type="float">
            <text:p>1,274864435195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 office:value-type="float" office:value="0.591676564941623" calcext:value-type="float">
            <text:p>0,591676564941623</text:p>
          </table:table-cell>
          <table:table-cell office:value-type="float" office:value="0.0104629798790783" calcext:value-type="float">
            <text:p>0,010462979879078</text:p>
          </table:table-cell>
          <table:table-cell office:value-type="float" office:value="2.52621474266052" calcext:value-type="float">
            <text:p>2,52621474266052</text:p>
          </table:table-cell>
          <table:table-cell office:value-type="float" office:value="1.41944441795349" calcext:value-type="float">
            <text:p>1,419444417953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'BoughtTopValueProduct', 'HasEverCancelled', 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 office:value-type="float" office:value="0.585973035241292" calcext:value-type="float">
            <text:p>0,585973035241292</text:p>
          </table:table-cell>
          <table:table-cell office:value-type="float" office:value="0.00913805104479377" calcext:value-type="float">
            <text:p>0,009138051044794</text:p>
          </table:table-cell>
          <table:table-cell office:value-type="float" office:value="2.6537567615509" calcext:value-type="float">
            <text:p>2,6537567615509</text:p>
          </table:table-cell>
          <table:table-cell office:value-type="float" office:value="1.49312648773193" calcext:value-type="float">
            <text:p>1,4931264877319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 office:value-type="float" office:value="0.58565958462617" calcext:value-type="float">
            <text:p>0,58565958462617</text:p>
          </table:table-cell>
          <table:table-cell office:value-type="float" office:value="0.00947686778282219" calcext:value-type="float">
            <text:p>0,009476867782822</text:p>
          </table:table-cell>
          <table:table-cell office:value-type="float" office:value="2.45845403671265" calcext:value-type="float">
            <text:p>2,45845403671265</text:p>
          </table:table-cell>
          <table:table-cell office:value-type="float" office:value="1.2974100112915" calcext:value-type="float">
            <text:p>1,29741001129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 office:value-type="float" office:value="0.58438252403105" calcext:value-type="float">
            <text:p>0,58438252403105</text:p>
          </table:table-cell>
          <table:table-cell office:value-type="float" office:value="0.0185143016024284" calcext:value-type="float">
            <text:p>0,018514301602428</text:p>
          </table:table-cell>
          <table:table-cell office:value-type="float" office:value="2.15017437934875" calcext:value-type="float">
            <text:p>2,15017437934875</text:p>
          </table:table-cell>
          <table:table-cell office:value-type="float" office:value="1.29603266716003" calcext:value-type="float">
            <text:p>1,2960326671600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 office:value-type="float" office:value="0.54422394207483" calcext:value-type="float">
            <text:p>0,54422394207483</text:p>
          </table:table-cell>
          <table:table-cell office:value-type="float" office:value="0.0104040331337495" calcext:value-type="float">
            <text:p>0,01040403313375</text:p>
          </table:table-cell>
          <table:table-cell office:value-type="float" office:value="2.53218474388123" calcext:value-type="float">
            <text:p>2,53218474388123</text:p>
          </table:table-cell>
          <table:table-cell office:value-type="float" office:value="1.4183961391449" calcext:value-type="float">
            <text:p>1,418396139144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 office:value-type="float" office:value="0.542217042410303" calcext:value-type="float">
            <text:p>0,542217042410303</text:p>
          </table:table-cell>
          <table:table-cell office:value-type="float" office:value="0.00742349417448377" calcext:value-type="float">
            <text:p>0,007423494174484</text:p>
          </table:table-cell>
          <table:table-cell office:value-type="float" office:value="2.50221967697144" calcext:value-type="float">
            <text:p>2,50221967697144</text:p>
          </table:table-cell>
          <table:table-cell office:value-type="float" office:value="1.31653695106506" calcext:value-type="float">
            <text:p>1,31653695106506</text:p>
          </table:table-cell>
        </table:table-row>
      </table:table>
      <table:named-expressions/>
      <table:database-ranges>
        <table:database-range table:name="__Anonymous_Sheet_DB__0" table:target-range-address="grid_search_results_gridsearch_NOBoW_NoDimReduction_splitbyTotalPrice.A1:grid_search_results_gridsearch_NOBoW_NoDimReduction_splitbyTotalPrice.AMJ1048576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6-04T10:18:28.486115120</dc:date>
    <dc:creator>Francois </dc:creator>
    <meta:editing-duration>PT55M3S</meta:editing-duration>
    <meta:editing-cycles>2</meta:editing-cycles>
    <meta:document-statistic meta:table-count="1" meta:cell-count="584" meta:object-count="0"/>
  </office:meta>
</office:document-meta>
</file>